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Header">
      <style:text-properties officeooo:paragraph-rsid="007b6bcd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Bottom_20_small_20_Content_20_Left">
      <style:text-properties officeooo:paragraph-rsid="0069df3c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Main_20_Content_20_Right">
      <style:text-properties officeooo:paragraph-rsid="0020e74b"/>
    </style:style>
    <style:style style:name="P16" style:family="paragraph" style:parent-style-name="Table_20_Main_20_Content_20_Right">
      <style:text-properties officeooo:paragraph-rsid="00215f6e"/>
    </style:style>
    <style:style style:name="P17" style:family="paragraph" style:parent-style-name="Table_20_Main_20_Content_20_Left">
      <style:text-properties officeooo:paragraph-rsid="0092f7ac"/>
    </style:style>
    <style:style style:name="P1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2763ae"/>
    </style:style>
    <style:style style:name="T10" style:family="text">
      <style:text-properties style:font-name="Arial" officeooo:rsid="0078d30d"/>
    </style:style>
    <style:style style:name="T11" style:family="text">
      <style:text-properties style:font-name="Arial" officeooo:rsid="0029ab44"/>
    </style:style>
    <style:style style:name="T12" style:family="text">
      <style:text-properties style:font-name="Arial" officeooo:rsid="002b412f"/>
    </style:style>
    <style:style style:name="T13" style:family="text">
      <style:text-properties style:font-name="Arial" officeooo:rsid="0065a2e4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2763ae"/>
    </style:style>
    <style:style style:name="T18" style:family="text">
      <style:text-properties officeooo:rsid="007902c3"/>
    </style:style>
    <style:style style:name="T19" style:family="text">
      <style:text-properties officeooo:rsid="002b412f"/>
    </style:style>
    <style:style style:name="T20" style:family="text">
      <style:text-properties officeooo:rsid="0038d0c1"/>
    </style:style>
    <style:style style:name="T21" style:family="text">
      <style:text-properties officeooo:rsid="0020e74b"/>
    </style:style>
    <style:style style:name="T22" style:family="text">
      <style:text-properties officeooo:rsid="00215f6e"/>
    </style:style>
    <style:style style:name="T23" style:family="text">
      <style:text-properties officeooo:rsid="00231402"/>
    </style:style>
    <style:style style:name="T24" style:family="text">
      <style:text-properties officeooo:rsid="002701dd"/>
    </style:style>
    <style:style style:name="T25" style:family="text">
      <style:text-properties officeooo:rsid="002cc69c"/>
    </style:style>
    <style:style style:name="T26" style:family="text">
      <style:text-properties officeooo:rsid="005b5d25"/>
    </style:style>
    <style:style style:name="T27" style:family="text">
      <style:text-properties officeooo:rsid="0069df3c"/>
    </style:style>
    <style:style style:name="T28" style:family="text">
      <style:text-properties officeooo:rsid="0073df77"/>
    </style:style>
    <style:style style:name="T29" style:family="text">
      <style:text-properties officeooo:rsid="00704162"/>
    </style:style>
    <style:style style:name="T30" style:family="text">
      <style:text-properties officeooo:rsid="0071037d"/>
    </style:style>
    <style:style style:name="T31" style:family="text">
      <style:text-properties officeooo:rsid="00710514"/>
    </style:style>
    <style:style style:name="T32" style:family="text">
      <style:text-properties officeooo:rsid="0074c88a"/>
    </style:style>
    <style:style style:name="T33" style:family="text">
      <style:text-properties officeooo:rsid="00766250"/>
    </style:style>
    <style:style style:name="T34" style:family="text">
      <style:text-properties officeooo:rsid="007b5f1d"/>
    </style:style>
    <style:style style:name="T35" style:family="text">
      <style:text-properties officeooo:rsid="007cd408"/>
    </style:style>
    <style:style style:name="T36" style:family="text">
      <style:text-properties officeooo:rsid="00828636"/>
    </style:style>
    <style:style style:name="T37" style:family="text">
      <style:text-properties officeooo:rsid="00871938"/>
    </style:style>
    <style:style style:name="T38" style:family="text">
      <style:text-properties officeooo:rsid="008c2806"/>
    </style:style>
    <style:style style:name="T39" style:family="text">
      <style:text-properties officeooo:rsid="008dd66c"/>
    </style:style>
    <style:style style:name="T40" style:family="text">
      <style:text-properties officeooo:rsid="00915d4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</text:user-field-decls>
      <text:p text:style-name="P18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type%20==%20'out_invoice'%22" text:style-name="Internet_20_link" text:visited-style-name="Visited_20_Internet_20_Link"><text:span text:style-name="T9">if="o.type == 'out_invoice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0">if="o.state not in ('open', 'paid')"</text:span></text:a></text:p>
      <text:h text:style-name="Heading_20_1" text:outline-level="1">Facture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6">Facture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P11"><text:a xlink:type="simple" xlink:href="py3o://if=%22o.type%20==%20'out_refund'%22" text:style-name="Internet_20_link" text:visited-style-name="Visited_20_Internet_20_Link"><text:span text:style-name="T12">if="o.type == 'out_refund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8">if="o.state not in ('open', 'paid')"</text:span></text:a></text:p>
      <text:h text:style-name="Heading_20_1" text:outline-level="1"><text:span text:style-name="T19">Avoir</text:span>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9">Avoir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with=%22slines=o.partner_shipping_id._display_full_address().split('%5Cn')%22" text:style-name="Internet_20_link" text:visited-style-name="Visited_20_Internet_20_Link"><text:span text:style-name="T35">with="slines=o.partner_shipping_id._display_full_address().split('\n')"</text:span></text:a></text:p>
                  <text:p text:style-name="P4"><text:a xlink:type="simple" xlink:href="py3o://for=%22sline%20in%20slines%22" text:style-name="Internet_20_link" text:visited-style-name="Visited_20_Internet_20_Link">for="sline in slines"</text:a></text:p>
                  <text:p text:style-name="P4"><text:user-field-get text:name="py3o.sline">Ligne adresse livraison</text:user-field-get></text:p>
                  <text:p text:style-name="P4"><text:a xlink:type="simple" xlink:href="py3o:///for" text:style-name="Internet_20_link" text:visited-style-name="Visited_20_Internet_20_Link">/for</text:a></text:p>
                  <text:p text:style-name="P4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with=%22addrlines=o.partner_id._display_full_address(details=['address']).split('%5Cn')%22" text:style-name="Internet_20_link" text:visited-style-name="Visited_20_Internet_20_Link"><text:span text:style-name="T36">with="addrlines=o.partner_id._display_full_address(details=['address']).split('\n')"</text:span>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38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20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Condition<text:span text:style-name="T39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if=%22o.name%22" text:style-name="Internet_20_link" text:visited-style-name="Visited_20_Internet_20_Link"><text:span text:style-name="T29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P13"><text:span text:style-name="T30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7">with="userlines=o.user_id.partner_id._display_full_address(details=['phone', 'mobile', 'email'], without_company=True).split('\n')"</text:span></text:a></text:p>
                  <text:p text:style-name="Table_20_Contents"><text:a xlink:type="simple" xlink:href="py3o://for=%22userline%20in%20userlines%22" text:style-name="Internet_20_link" text:visited-style-name="Visited_20_Internet_20_Link">for="userline in userlines"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  <text:p text:style-name="Table_20_Contents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17"><text:a xlink:type="simple" xlink:href="py3o://with=%22namelines=l.name.split('%5Cn')%22" text:style-name="Internet_20_link" text:visited-style-name="Visited_20_Internet_20_Link">with="namelines=l.name.split('\n')"</text:a></text:p>
            <text:p text:style-name="P17"><text:a xlink:type="simple" xlink:href="py3o://for=%22nameline%20in%20namelines%22" text:style-name="Internet_20_link" text:visited-style-name="Visited_20_Internet_20_Link">for="nameline in namelines"</text:a></text:p>
            <text:p text:style-name="P17"><text:user-field-get text:name="py3o.nameline">Invoice Line Description</text:user-field-get></text:p>
            <text:p text:style-name="P17"><text:a xlink:type="simple" xlink:href="py3o:///for" text:style-name="Internet_20_link" text:visited-style-name="Visited_20_Internet_20_Link">/for</text:a></text:p>
            <text:p text:style-name="P17"><text:a xlink:type="simple" xlink:href="py3o:///with" text:style-name="Internet_20_link" text:visited-style-name="Visited_20_Internet_20_Link">/with</text:a></text:p>
          </table:table-cell>
          <table:table-cell table:style-name="Tableau5.A3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21">if="l.quantity==int(l.quantity)"</text:span></text:a></text:p>
            <text:p text:style-name="P15"><text:a xlink:type="simple" xlink:href="py3o://function=%22formatLang(l.quantity,%20digits=0)%22" text:style-name="Internet_20_link" text:visited-style-name="Visited_20_Internet_20_Link"><text:span text:style-name="T23">function="formatLang(l.quantity, digits=0)"</text:span></text:a></text:p>
            <text:p text:style-name="P15"><text:a xlink:type="simple" xlink:href="py3o:///if" text:style-name="Internet_20_link" text:visited-style-name="Visited_20_Internet_20_Link">/if</text:a></text:p>
            <text:p text:style-name="P16"><text:a xlink:type="simple" xlink:href="py3o://if=%22l.quantity!=int(l.quantity)%22" text:style-name="Internet_20_link" text:visited-style-name="Visited_20_Internet_20_Link"><text:span text:style-name="T22">if="l.quantity!=int(l.quantity)"</text:span></text:a></text:p>
            <text:p text:style-name="P16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6"><text:a xlink:type="simple" xlink:href="py3o:///if" text:style-name="Internet_20_link" text:visited-style-name="Visited_20_Internet_20_Link">/if</text:a></text:p>
          </table:table-cell>
          <table:table-cell table:style-name="Tableau5.A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A3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40">function="formatLang(l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1">function="formatLang((o.type=='out_refund' and -1 or 1)*l.price_subtotal, monetary=True, currency_obj=l.currency_id)"</text:span>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2"><text:a xlink:type="simple" xlink:href="py3o://if=%22o.tax_line_ids%22" text:style-name="Internet_20_link" text:visited-style-name="Visited_20_Internet_20_Link"><text:span text:style-name="T2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1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1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6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9"><text:a xlink:type="simple" xlink:href="py3o://if=%22o.comment%22" text:style-name="Internet_20_link" text:visited-style-name="Visited_20_Internet_20_Link"><text:span text:style-name="T13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3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2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8">BIC : </text:span><text:span text:style-name="T28"><text:user-field-get text:name="py3o.o.partner_bank_id.bank_id.bic">BIC</text:user-field-get></text:span><text:span text:style-name="T28"> - Banque : </text:span><text:span text:style-name="T28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5">Cette f</text:span>acture <text:span text:style-name="T25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8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7b6b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 </text:span>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7T01:06:46.449929016</dc:date>
    <meta:editing-duration>PT5H43M57S</meta:editing-duration>
    <meta:editing-cycles>132</meta:editing-cycles>
    <meta:generator>LibreOffice/5.1.4.2$Linux_X86_64 LibreOffice_project/10m0$Build-2</meta:generator>
    <meta:document-statistic meta:table-count="12" meta:image-count="0" meta:object-count="0" meta:page-count="4" meta:paragraph-count="146" meta:word-count="441" meta:character-count="4356" meta:non-whitespace-character-count="4052"/>
  </office:meta>
</office:document-meta>
</file>